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Analytic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Numeric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5.57" calcext:value-type="float">
            <text:p>5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1:27:08.533885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4:22:43.027855114</meta:creation-date>
    <dc:date>2015-01-05T12:28:29.542075351</dc:date>
    <meta:editing-duration>PT52M31S</meta:editing-duration>
    <meta:editing-cycles>2</meta:editing-cycles>
    <meta:generator>LibreOffice/4.3.3.2$Linux_X86_64 LibreOffice_project/430m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31cm" svg:y="0.316cm" chart:style-name="ch2">
          <text:p>Run time for projecting point on a great-circle arc (1000 points)</text:p>
        </chart:title>
        <chart:plot-area chart:style-name="ch3" table:cell-range-address="Sheet1.A1:Sheet1.B4" chart:data-source-has-labels="both" svg:x="1.331cm" svg:y="1.301cm" svg:width="14.349cm" svg:height="7.519cm">
          <chartooo:coordinate-region svg:x="1.767cm" svg:y="1.5cm" svg:width="13.913cm" svg:height="6.673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5.673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ytic</text:p>
                <draw:g>
                  <svg:desc>Sheet1.A2:Sheet1.A4</svg:desc>
                </draw:g>
              </table:table-cell>
              <table:table-cell office:value-type="float" office:value="0.865">
                <text:p>0.865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Numeric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Hybrid</text:p>
              </table:table-cell>
              <table:table-cell office:value-type="float" office:value="5.57">
                <text:p>5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